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11pt solid #000000" fo:border-left="0.11pt solid #000000" fo:border-right="none" fo:border-top="0.11pt solid #000000"/>
      <style:text-properties style:use-window-font-color="true" style:text-outline="false" style:text-line-through-style="none" style:text-line-through-type="none" style:font-name="Noto Sans CJK TC Regular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11pt solid #000000" fo:border-left="0.11pt solid #000000" fo:border-right="none" fo:border-top="none"/>
      <style:text-properties style:use-window-font-color="true" style:text-outline="false" style:text-line-through-style="none" style:text-line-through-type="none" style:font-name="Noto Sans CJK TC Regular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11pt solid #000000"/>
      <style:text-properties style:use-window-font-color="true" style:text-outline="false" style:text-line-through-style="none" style:text-line-through-type="none" style:font-name="Noto Sans CJK TC Regular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11pt solid #000000" fo:border-left="0.11pt solid #000000" fo:border-right="0.11pt solid #000000" fo:border-top="none"/>
      <style:text-properties style:use-window-font-color="true" style:text-outline="false" style:text-line-through-style="none" style:text-line-through-type="none" style:font-name="Noto Sans CJK TC Regular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2.89pt" draw:marker-start-width="14.43pt" draw:marker-end-width="14.43pt" draw:fill="gradient" draw:fill-color="#729fcf" draw:fill-gradient-name="Tango_20_Green" draw:textarea-horizontal-align="center" draw:textarea-vertical-align="middle" fo:padding-top="1.45pt" fo:padding-bottom="1.45pt" fo:padding-left="1.45pt" fo:padding-right="1.45pt" draw:ole-draw-aspect="1"/>
    </style:style>
    <style:style style:name="P1" style:family="paragraph">
      <loext:graphic-properties draw:fill="gradient" draw:fill-color="#729fcf" draw:fill-gradient-name="Tango_20_Green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Analytic of Forur Sorting Method" draw:style-name="gr1" draw:text-style-name="P1" svg:width="478.91pt" svg:height="252.06pt" svg:x="505.56pt" svg:y="98.87pt">
            <loext:p draw:notify-on-update-of-ranges="Sheet1.B2:Sheet1.B2 Sheet1.A3:Sheet1.A6 Sheet1.B2:Sheet1.B2 Sheet1.C3:Sheet1.C6 Sheet1.B2:Sheet1.B2 Sheet1.A3:Sheet1.A6 Sheet1.H2:Sheet1.H2 Sheet1.I3:Sheet1.I6 Sheet1.B2:Sheet1.B2 Sheet1.A3:Sheet1.A6 Sheet1.F2:Sheet1.F2 Sheet1.G3:Sheet1.G6 Sheet1.B2:Sheet1.B2 Sheet1.A3:Sheet1.A6 Sheet1.D2:Sheet1.D2 Sheet1.E3:Sheet1.E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Analytic of Forur Sorting Method" draw:style-name="gr1" draw:text-style-name="P1" svg:width="478.91pt" svg:height="252.06pt" svg:x="0pt" svg:y="99.95pt">
            <loext:p draw:notify-on-update-of-ranges="Sheet1.A3:Sheet1.A6 Sheet1.B2:Sheet1.B2 Sheet1.B3:Sheet1.B6 Sheet1.A3:Sheet1.A6 Sheet1.H2:Sheet1.H2 Sheet1.H3:Sheet1.H6 Sheet1.A3:Sheet1.A6 Sheet1.F2:Sheet1.F2 Sheet1.F3:Sheet1.F6 Sheet1.A3:Sheet1.A6 Sheet1.D2:Sheet1.D2 Sheet1.D3:Sheet1.D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7" table:default-cell-style-name="ce2"/>
        <table:table-column table:style-name="co1" table:default-cell-style-name="ce4"/>
        <table:table-row table:style-name="ro1">
          <table:table-cell/>
          <table:table-cell table:style-name="Default" office:value-type="string" calcext:value-type="string">
            <text:p>CPU time</text:p>
          </table:table-cell>
          <table:table-cell table:style-name="Default" office:value-type="string" calcext:value-type="string">
            <text:p>Memory usage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Problem size</text:p>
          </table:table-cell>
          <table:table-cell table:style-name="Default" office:value-type="string" calcext:value-type="string">
            <text:p>Insert Sort</text:p>
          </table:table-cell>
          <table:table-cell table:style-name="Default"/>
          <table:table-cell table:style-name="Default" office:value-type="string" calcext:value-type="string">
            <text:p>Merge Sort</text:p>
          </table:table-cell>
          <table:table-cell table:style-name="Default"/>
          <table:table-cell table:style-name="Default" office:value-type="string" calcext:value-type="string">
            <text:p>Heap Sort</text:p>
          </table:table-cell>
          <table:table-cell table:style-name="Default"/>
          <table:table-cell table:style-name="Default" office:value-type="string" calcext:value-type="string">
            <text:p>Quicksort</text:p>
          </table:table-cell>
          <table:table-cell table:style-name="Default"/>
        </table:table-row>
        <table:table-row table:style-name="ro2">
          <table:table-cell office:value-type="float" office:value="1362" calcext:value-type="float">
            <text:p>1362</text:p>
          </table:table-cell>
          <table:table-cell table:style-name="ce1" office:value-type="float" office:value="0.03661" calcext:value-type="float">
            <text:p>0.03661</text:p>
          </table:table-cell>
          <table:table-cell table:style-name="ce1" table:formula="of:=13484/1024" office:value-type="float" office:value="13.16796875" calcext:value-type="float">
            <text:p>13.16796875</text:p>
          </table:table-cell>
          <table:table-cell table:style-name="ce1" office:value-type="float" office:value="0.00765" calcext:value-type="float">
            <text:p>0.00765</text:p>
          </table:table-cell>
          <table:table-cell table:style-name="ce1" table:formula="of:=13564/1024" office:value-type="float" office:value="13.24609375" calcext:value-type="float">
            <text:p>13.24609375</text:p>
          </table:table-cell>
          <table:table-cell table:style-name="ce1" office:value-type="float" office:value="0.00404" calcext:value-type="float">
            <text:p>0.00404</text:p>
          </table:table-cell>
          <table:table-cell table:style-name="ce1" table:formula="of:=13484/1024" office:value-type="float" office:value="13.16796875" calcext:value-type="float">
            <text:p>13.16796875</text:p>
          </table:table-cell>
          <table:table-cell table:style-name="ce1" office:value-type="float" office:value="0.00206" calcext:value-type="float">
            <text:p>0.00206</text:p>
          </table:table-cell>
          <table:table-cell table:style-name="ce3" table:formula="of:=13484/1024" office:value-type="float" office:value="13.16796875" calcext:value-type="float">
            <text:p>13.16796875</text:p>
          </table:table-cell>
        </table:table-row>
        <table:table-row table:style-name="ro2">
          <table:table-cell office:value-type="float" office:value="9216" calcext:value-type="float">
            <text:p>9216</text:p>
          </table:table-cell>
          <table:table-cell office:value-type="float" office:value="0.73992" calcext:value-type="float">
            <text:p>0.73992</text:p>
          </table:table-cell>
          <table:table-cell table:formula="of:=15012/1024" office:value-type="float" office:value="14.66015625" calcext:value-type="float">
            <text:p>14.66015625</text:p>
          </table:table-cell>
          <table:table-cell office:value-type="float" office:value="0.04087" calcext:value-type="float">
            <text:p>0.04087</text:p>
          </table:table-cell>
          <table:table-cell table:formula="of:=14620/1024" office:value-type="float" office:value="14.27734375" calcext:value-type="float">
            <text:p>14.27734375</text:p>
          </table:table-cell>
          <table:table-cell office:value-type="float" office:value="0.03807" calcext:value-type="float">
            <text:p>0.03807</text:p>
          </table:table-cell>
          <table:table-cell table:formula="of:=14616/1024" office:value-type="float" office:value="14.2734375" calcext:value-type="float">
            <text:p>14.2734375</text:p>
          </table:table-cell>
          <table:table-cell office:value-type="float" office:value="0.02424" calcext:value-type="float">
            <text:p>0.02424</text:p>
          </table:table-cell>
          <table:table-cell table:formula="of:=14616/1024" office:value-type="float" office:value="14.2734375" calcext:value-type="float">
            <text:p>14.2734375</text:p>
          </table:table-cell>
        </table:table-row>
        <table:table-row table:style-name="ro2">
          <table:table-cell office:value-type="float" office:value="82360" calcext:value-type="float">
            <text:p>82360</text:p>
          </table:table-cell>
          <table:table-cell office:value-type="float" office:value="58.5208" calcext:value-type="float">
            <text:p>58.5208</text:p>
          </table:table-cell>
          <table:table-cell table:formula="of:=27540/1024" office:value-type="float" office:value="26.89453125" calcext:value-type="float">
            <text:p>26.89453125</text:p>
          </table:table-cell>
          <table:table-cell office:value-type="float" office:value="0.36443" calcext:value-type="float">
            <text:p>0.36443</text:p>
          </table:table-cell>
          <table:table-cell table:formula="of:=23644/1024" office:value-type="float" office:value="23.08984375" calcext:value-type="float">
            <text:p>23.08984375</text:p>
          </table:table-cell>
          <table:table-cell office:value-type="float" office:value="0.19893" calcext:value-type="float">
            <text:p>0.19893</text:p>
          </table:table-cell>
          <table:table-cell table:formula="of:=23580/1024" office:value-type="float" office:value="23.02734375" calcext:value-type="float">
            <text:p>23.02734375</text:p>
          </table:table-cell>
          <table:table-cell office:value-type="float" office:value="0.30821" calcext:value-type="float">
            <text:p>0.30821</text:p>
          </table:table-cell>
          <table:table-cell table:formula="of:=23704/1024" office:value-type="float" office:value="23.1484375" calcext:value-type="float">
            <text:p>23.1484375</text:p>
          </table:table-cell>
        </table:table-row>
        <table:table-row table:style-name="ro2">
          <table:table-cell office:value-type="float" office:value="185462" calcext:value-type="float">
            <text:p>185462</text:p>
          </table:table-cell>
          <table:table-cell office:value-type="float" office:value="397.424" calcext:value-type="float">
            <text:p>397.424</text:p>
          </table:table-cell>
          <table:table-cell table:formula="of:=46436/1024" office:value-type="float" office:value="45.34765625" calcext:value-type="float">
            <text:p>45.34765625</text:p>
          </table:table-cell>
          <table:table-cell office:value-type="float" office:value="0.72486" calcext:value-type="float">
            <text:p>0.72486</text:p>
          </table:table-cell>
          <table:table-cell table:formula="of:=34436/1024" office:value-type="float" office:value="33.62890625" calcext:value-type="float">
            <text:p>33.62890625</text:p>
          </table:table-cell>
          <table:table-cell office:value-type="float" office:value="0.55044" calcext:value-type="float">
            <text:p>0.55044</text:p>
          </table:table-cell>
          <table:table-cell table:formula="of:=34420/1024" office:value-type="float" office:value="33.61328125" calcext:value-type="float">
            <text:p>33.61328125</text:p>
          </table:table-cell>
          <table:table-cell office:value-type="float" office:value="1.54951" calcext:value-type="float">
            <text:p>1.54951</text:p>
          </table:table-cell>
          <table:table-cell table:formula="of:=34872/1024" office:value-type="float" office:value="34.0546875" calcext:value-type="float">
            <text:p>34.0546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Tango_20_Green" draw:display-name="Tango Green" draw:style="linear" draw:start-color="#8ae234" draw:end-color="#4e9a06" draw:start-intensity="100%" draw:end-intensity="100%" draw:angle="300" draw:border="0%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00:43:25.759427405</meta:creation-date>
    <dc:date>2016-10-02T01:31:25.227553484</dc:date>
    <meta:editing-duration>PT12M24S</meta:editing-duration>
    <meta:editing-cycles>3</meta:editing-cycles>
    <meta:generator>LibreOffice/5.1.4.2$Linux_X86_64 LibreOffice_project/10m0$Build-2</meta:generator>
    <meta:document-statistic meta:table-count="1" meta:cell-count="4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3pt" style:font-size-asian="13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3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896cm" svg:height="8.893cm" xlink:href=".." xlink:type="simple" chart:class="chart:scatter" chart:style-name="ch1">
        <chart:title svg:x="4.516cm" svg:y="0.312cm" chart:style-name="ch2">
          <text:p>Problem size v.s. Memory usage</text:p>
        </chart:title>
        <chart:legend svg:x="13.676cm" svg:y="2.467cm" style:legend-expansion="custom" chartooo:width="2.988cm" chartooo:height="2.106cm" style:legend-expansion-aspect-ratio="1.41880341880342" chart:style-name="ch3"/>
        <chart:plot-area chart:style-name="ch4" table:cell-range-address="Sheet1.B2:Sheet1.B2 Sheet1.A3:Sheet1.A6 Sheet1.C3:Sheet1.C6 Sheet1.H2:Sheet1.H2 Sheet1.I3:Sheet1.I6 Sheet1.F2:Sheet1.F2 Sheet1.G3:Sheet1.G6 Sheet1.D2:Sheet1.D2 Sheet1.E3:Sheet1.E6" chart:data-source-has-labels="row" svg:x="1.782cm" svg:y="1.263cm" svg:width="12.567cm" svg:height="6.564cm">
          <chartooo:coordinate-region svg:x="2.403cm" svg:y="1.462cm" svg:width="11.296cm" svg:height="5.718cm"/>
          <chart:axis chart:dimension="x" chart:name="primary-x" chart:style-name="ch5">
            <chart:title svg:x="6.855cm" svg:y="7.718cm" chart:style-name="ch6">
              <text:p>Problem size</text:p>
            </chart:title>
            <chart:grid chart:style-name="ch7" chart:class="major"/>
          </chart:axis>
          <chart:axis chart:dimension="y" chart:name="primary-y" chart:style-name="ch8">
            <chart:title svg:x="0.666cm" svg:y="6.626cm" chart:style-name="ch9">
              <text:p>Memory Usage(MB)</text:p>
            </chart:title>
            <chart:grid chart:style-name="ch7" chart:class="major"/>
          </chart:axis>
          <chart:series chart:style-name="ch10" chart:values-cell-range-address="Sheet1.C3:Sheet1.C6" chart:label-cell-address="Sheet1.B2:Sheet1.B2" chart:class="chart:scatter">
            <chart:domain table:cell-range-address="Sheet1.A3:Sheet1.A6"/>
            <chart:data-point chart:repeated="4"/>
          </chart:series>
          <chart:series chart:style-name="ch11" chart:values-cell-range-address="Sheet1.I3:Sheet1.I6" chart:label-cell-address="Sheet1.H2:Sheet1.H2" chart:class="chart:scatter">
            <chart:data-point chart:repeated="4"/>
          </chart:series>
          <chart:series chart:style-name="ch12" chart:values-cell-range-address="Sheet1.G3:Sheet1.G6" chart:label-cell-address="Sheet1.F2:Sheet1.F2" chart:class="chart:scatter">
            <chart:data-point chart:repeated="4"/>
          </chart:series>
          <chart:series chart:style-name="ch13" chart:values-cell-range-address="Sheet1.E3:Sheet1.E6" chart:label-cell-address="Sheet1.D2:Sheet1.D2" chart:class="chart:scatte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sert Sort</text:p>
                <draw:g>
                  <svg:desc>Sheet1.B2:Sheet1.B2</svg:desc>
                </draw:g>
              </table:table-cell>
              <table:table-cell office:value-type="string">
                <text:p>Quicksort</text:p>
                <draw:g>
                  <svg:desc>Sheet1.H2:Sheet1.H2</svg:desc>
                </draw:g>
              </table:table-cell>
              <table:table-cell office:value-type="string">
                <text:p>Heap Sort</text:p>
                <draw:g>
                  <svg:desc>Sheet1.F2:Sheet1.F2</svg:desc>
                </draw:g>
              </table:table-cell>
              <table:table-cell office:value-type="string">
                <text:p>Merge Sor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62">
                <text:p>1362</text:p>
                <draw:g>
                  <svg:desc>Sheet1.A3:Sheet1.A6</svg:desc>
                </draw:g>
              </table:table-cell>
              <table:table-cell office:value-type="float" office:value="13.16796875">
                <text:p>13.16796875</text:p>
                <draw:g>
                  <svg:desc>Sheet1.C3:Sheet1.C6</svg:desc>
                </draw:g>
              </table:table-cell>
              <table:table-cell office:value-type="float" office:value="13.16796875">
                <text:p>13.16796875</text:p>
                <draw:g>
                  <svg:desc>Sheet1.I3:Sheet1.I6</svg:desc>
                </draw:g>
              </table:table-cell>
              <table:table-cell office:value-type="float" office:value="13.16796875">
                <text:p>13.16796875</text:p>
                <draw:g>
                  <svg:desc>Sheet1.G3:Sheet1.G6</svg:desc>
                </draw:g>
              </table:table-cell>
              <table:table-cell office:value-type="float" office:value="13.24609375">
                <text:p>13.24609375</text:p>
                <draw:g>
                  <svg:desc>Sheet1.E3:Sheet1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16">
                <text:p>9216</text:p>
              </table:table-cell>
              <table:table-cell office:value-type="float" office:value="14.66015625">
                <text:p>14.66015625</text:p>
              </table:table-cell>
              <table:table-cell office:value-type="float" office:value="14.2734375">
                <text:p>14.2734375</text:p>
              </table:table-cell>
              <table:table-cell office:value-type="float" office:value="14.2734375">
                <text:p>14.2734375</text:p>
              </table:table-cell>
              <table:table-cell office:value-type="float" office:value="14.27734375">
                <text:p>14.2773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360">
                <text:p>82360</text:p>
              </table:table-cell>
              <table:table-cell office:value-type="float" office:value="26.89453125">
                <text:p>26.89453125</text:p>
              </table:table-cell>
              <table:table-cell office:value-type="float" office:value="23.1484375">
                <text:p>23.1484375</text:p>
              </table:table-cell>
              <table:table-cell office:value-type="float" office:value="23.02734375">
                <text:p>23.02734375</text:p>
              </table:table-cell>
              <table:table-cell office:value-type="float" office:value="23.08984375">
                <text:p>23.0898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5462">
                <text:p>185462</text:p>
              </table:table-cell>
              <table:table-cell office:value-type="float" office:value="45.34765625">
                <text:p>45.34765625</text:p>
              </table:table-cell>
              <table:table-cell office:value-type="float" office:value="34.0546875">
                <text:p>34.0546875</text:p>
              </table:table-cell>
              <table:table-cell office:value-type="float" office:value="33.61328125">
                <text:p>33.61328125</text:p>
              </table:table-cell>
              <table:table-cell office:value-type="float" office:value="33.62890625">
                <text:p>33.62890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3pt" style:font-size-asian="13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13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896cm" svg:height="8.893cm" xlink:href=".." xlink:type="simple" chart:class="chart:scatter" chart:column-mapping="1 4 3 2" chart:style-name="ch1">
        <chart:title svg:x="5.151cm" svg:y="0.312cm" chart:style-name="ch2">
          <text:p>Problem size v.s. CPU time</text:p>
        </chart:title>
        <chart:legend svg:x="13.676cm" svg:y="2.467cm" style:legend-expansion="custom" chartooo:width="2.988cm" chartooo:height="2.106cm" style:legend-expansion-aspect-ratio="1.41880341880342" chart:style-name="ch3"/>
        <chart:plot-area chart:style-name="ch4" table:cell-range-address="Sheet1.A3:Sheet1.B6 Sheet1.B2:Sheet1.B2 Sheet1.H2:Sheet1.H6 Sheet1.F2:Sheet1.F6 Sheet1.D2:Sheet1.D6" chart:data-source-has-labels="row" svg:x="1.305cm" svg:y="1.263cm" svg:width="13.044cm" svg:height="6.564cm">
          <chartooo:coordinate-region svg:x="2.403cm" svg:y="1.462cm" svg:width="11.296cm" svg:height="5.718cm"/>
          <chart:axis chart:dimension="x" chart:name="primary-x" chart:style-name="ch5">
            <chart:title svg:x="6.855cm" svg:y="7.72cm" chart:style-name="ch6">
              <text:p>Problem size</text:p>
            </chart:title>
            <chart:grid chart:style-name="ch7" chart:class="major"/>
          </chart:axis>
          <chart:axis chart:dimension="y" chart:name="primary-y" chart:style-name="ch5">
            <chart:title svg:x="0.189cm" svg:y="5.859cm" chart:style-name="ch8">
              <text:p>CPU time(s)</text:p>
            </chart:title>
            <chart:grid chart:style-name="ch7" chart:class="major"/>
          </chart:axis>
          <chart:series chart:style-name="ch9" chart:values-cell-range-address="Sheet1.B3:Sheet1.B6" chart:label-cell-address="Sheet1.B2:Sheet1.B2" chart:class="chart:scatter">
            <chart:domain table:cell-range-address="Sheet1.A3:Sheet1.A6"/>
            <chart:data-point chart:repeated="4"/>
          </chart:series>
          <chart:series chart:style-name="ch10" chart:values-cell-range-address="Sheet1.H3:Sheet1.H6" chart:label-cell-address="Sheet1.H2:Sheet1.H2" chart:class="chart:scatter">
            <chart:data-point chart:repeated="4"/>
          </chart:series>
          <chart:series chart:style-name="ch11" chart:values-cell-range-address="Sheet1.F3:Sheet1.F6" chart:label-cell-address="Sheet1.F2:Sheet1.F2" chart:class="chart:scatter">
            <chart:data-point chart:repeated="4"/>
          </chart:series>
          <chart:series chart:style-name="ch12" chart:values-cell-range-address="Sheet1.D3:Sheet1.D6" chart:label-cell-address="Sheet1.D2:Sheet1.D2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sert Sort</text:p>
                <draw:g>
                  <svg:desc>Sheet1.B2:Sheet1.B2</svg:desc>
                </draw:g>
              </table:table-cell>
              <table:table-cell office:value-type="string">
                <text:p>Quicksort</text:p>
                <draw:g>
                  <svg:desc>Sheet1.H2:Sheet1.H2</svg:desc>
                </draw:g>
              </table:table-cell>
              <table:table-cell office:value-type="string">
                <text:p>Heap Sort</text:p>
                <draw:g>
                  <svg:desc>Sheet1.F2:Sheet1.F2</svg:desc>
                </draw:g>
              </table:table-cell>
              <table:table-cell office:value-type="string">
                <text:p>Merge Sor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62">
                <text:p>1362</text:p>
                <draw:g>
                  <svg:desc>Sheet1.A3:Sheet1.A6</svg:desc>
                </draw:g>
              </table:table-cell>
              <table:table-cell office:value-type="float" office:value="0.03661">
                <text:p>0.03661</text:p>
                <draw:g>
                  <svg:desc>Sheet1.B3:Sheet1.B6</svg:desc>
                </draw:g>
              </table:table-cell>
              <table:table-cell office:value-type="float" office:value="0.00206">
                <text:p>0.00206</text:p>
                <draw:g>
                  <svg:desc>Sheet1.H3:Sheet1.H6</svg:desc>
                </draw:g>
              </table:table-cell>
              <table:table-cell office:value-type="float" office:value="0.00404">
                <text:p>0.00404</text:p>
                <draw:g>
                  <svg:desc>Sheet1.F3:Sheet1.F6</svg:desc>
                </draw:g>
              </table:table-cell>
              <table:table-cell office:value-type="float" office:value="0.00765">
                <text:p>0.00765</text:p>
                <draw:g>
                  <svg:desc>Sheet1.D3:Sheet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16">
                <text:p>9216</text:p>
              </table:table-cell>
              <table:table-cell office:value-type="float" office:value="0.73992">
                <text:p>0.73992</text:p>
              </table:table-cell>
              <table:table-cell office:value-type="float" office:value="0.02424">
                <text:p>0.02424</text:p>
              </table:table-cell>
              <table:table-cell office:value-type="float" office:value="0.03807">
                <text:p>0.03807</text:p>
              </table:table-cell>
              <table:table-cell office:value-type="float" office:value="0.04087">
                <text:p>0.040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360">
                <text:p>82360</text:p>
              </table:table-cell>
              <table:table-cell office:value-type="float" office:value="58.5208">
                <text:p>58.5208</text:p>
              </table:table-cell>
              <table:table-cell office:value-type="float" office:value="0.30821">
                <text:p>0.30821</text:p>
              </table:table-cell>
              <table:table-cell office:value-type="float" office:value="0.19893">
                <text:p>0.19893</text:p>
              </table:table-cell>
              <table:table-cell office:value-type="float" office:value="0.36443">
                <text:p>0.364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5462">
                <text:p>185462</text:p>
              </table:table-cell>
              <table:table-cell office:value-type="float" office:value="397.424">
                <text:p>397.424</text:p>
              </table:table-cell>
              <table:table-cell office:value-type="float" office:value="1.54951">
                <text:p>1.54951</text:p>
              </table:table-cell>
              <table:table-cell office:value-type="float" office:value="0.55044">
                <text:p>0.55044</text:p>
              </table:table-cell>
              <table:table-cell office:value-type="float" office:value="0.72486">
                <text:p>0.724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